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1E0000001D231F025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Heading_20_4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8" style:family="paragraph" style:parent-style-name="Heading_20_4">
      <style:text-properties style:font-name="Arial" fo:font-size="12pt" fo:font-style="normal" fo:font-weight="normal" officeooo:paragraph-rsid="016844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3" style:family="paragraph" style:parent-style-name="Heading_20_4">
      <style:paragraph-properties fo:margin-top="0.0437in" fo:margin-bottom="0.0437in" style:contextual-spacing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5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paragraph-rsid="0156fd52" style:font-size-asian="9pt" style:font-size-complex="9pt"/>
    </style:style>
    <style:style style:name="P16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574900" officeooo:paragraph-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7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3d0939" officeooo:paragraph-rsid="013d0939"/>
    </style:style>
    <style:style style:name="P18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4a082f"/>
    </style:style>
    <style:style style:name="P19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rsid="0159289b" officeooo:paragraph-rsid="0159289b"/>
    </style:style>
    <style:style style:name="P22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9289b" officeooo:paragraph-rsid="0159289b" style:font-size-asian="9pt" style:font-size-complex="9pt"/>
    </style:style>
    <style:style style:name="P23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fo:font-size="9pt" officeooo:rsid="0141beae" officeooo:paragraph-rsid="0159289b" style:font-size-asian="9pt" style:font-size-complex="9pt"/>
    </style:style>
    <style:style style:name="P24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357ed" officeooo:paragraph-rsid="014357ed" style:font-size-asian="9pt" style:font-size-complex="9pt"/>
    </style:style>
    <style:style style:name="P25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513f9" officeooo:paragraph-rsid="014513f9" style:font-size-asian="9pt" style:font-size-complex="9pt"/>
    </style:style>
    <style:style style:name="P26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4a949e" style:font-size-asian="9pt" style:font-size-complex="9pt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8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style:font-name="Arial" officeooo:paragraph-rsid="016c7796"/>
    </style:style>
    <style:style style:name="P29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30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3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7bedbe" style:font-size-asian="9pt" style:font-weight-asian="bold" style:font-size-complex="9pt" style:font-weight-complex="bold"/>
    </style:style>
    <style:style style:name="P32" style:family="paragraph" style:parent-style-name="Standard">
      <style:paragraph-properties fo:line-height="150%" style:snap-to-layout-grid="false"/>
      <style:text-properties style:font-name="Arial" officeooo:paragraph-rsid="017bed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796325"/>
    </style:style>
    <style:style style:name="T4" style:family="text">
      <style:text-properties style:text-underline-style="none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9pt" style:text-underline-style="none" officeooo:rsid="015e9b47" style:font-size-asian="9pt" style:font-size-complex="9pt"/>
    </style:style>
    <style:style style:name="T7" style:family="text">
      <style:text-properties fo:color="#0000cc" loext:opacity="100%" fo:font-size="9pt" style:text-underline-style="none" style:font-size-asian="9pt" style:font-size-complex="9pt"/>
    </style:style>
    <style:style style:name="T8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5" style:family="text">
      <style:text-properties fo:font-weight="normal" officeooo:rsid="0155a222" style:font-weight-asian="normal" style:font-weight-complex="normal"/>
    </style:style>
    <style:style style:name="T16" style:family="text">
      <style:text-properties fo:font-weight="normal" officeooo:rsid="0155f4d3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137b1a5" style:font-weight-asian="normal" style:font-weight-complex="normal"/>
    </style:style>
    <style:style style:name="T19" style:family="text">
      <style:text-properties fo:font-weight="normal" officeooo:rsid="01530e75" style:font-weight-asian="normal" style:font-weight-complex="normal"/>
    </style:style>
    <style:style style:name="T20" style:family="text">
      <style:text-properties fo:font-weight="normal" officeooo:rsid="0155f956" style:font-weight-asian="normal" style:font-weight-complex="normal"/>
    </style:style>
    <style:style style:name="T21" style:family="text">
      <style:text-properties fo:font-weight="normal" officeooo:rsid="00b4f557" style:font-weight-asian="normal" style:font-weight-complex="normal"/>
    </style:style>
    <style:style style:name="T22" style:family="text">
      <style:text-properties fo:font-weight="normal" officeooo:rsid="016a93ab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155a222"/>
    </style:style>
    <style:style style:name="T25" style:family="text">
      <style:text-properties officeooo:rsid="01383ac9"/>
    </style:style>
    <style:style style:name="T26" style:family="text">
      <style:text-properties officeooo:rsid="016844ff"/>
    </style:style>
    <style:style style:name="T27" style:family="text">
      <style:text-properties officeooo:rsid="015faa37"/>
    </style:style>
    <style:style style:name="T28" style:family="text">
      <style:text-properties fo:font-weight="normal" officeooo:rsid="01593d21" style:font-weight-asian="normal" style:font-weight-complex="normal"/>
    </style:style>
    <style:style style:name="T29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0" style:family="text">
      <style:text-properties officeooo:rsid="0098a64e"/>
    </style:style>
    <style:style style:name="T31" style:family="text">
      <style:text-properties officeooo:rsid="00c4b99f"/>
    </style:style>
    <style:style style:name="T32" style:family="text">
      <style:text-properties officeooo:rsid="00e48725"/>
    </style:style>
    <style:style style:name="T33" style:family="text">
      <style:text-properties officeooo:rsid="015b402e"/>
    </style:style>
    <style:style style:name="T34" style:family="text">
      <style:text-properties fo:language="en" fo:country="US" officeooo:rsid="0182e9c6" style:font-name-asian="Times New Roman" style:language-asian="zxx" style:country-asian="none" style:font-name-complex="Times New Roman" style:language-complex="ar" style:country-complex="SA"/>
    </style:style>
    <style:style style:name="T35" style:family="text">
      <style:text-properties fo:language="en" fo:country="US" officeooo:rsid="0156fd52" style:font-name-asian="Times New Roman" style:language-asian="zxx" style:country-asian="none" style:font-name-complex="Times New Roman" style:language-complex="ar" style:country-complex="SA"/>
    </style:style>
    <style:style style:name="T36" style:family="text">
      <style:text-properties fo:language="en" fo:country="US" officeooo:rsid="015602f6" style:font-name-asian="Times New Roman" style:language-asian="zxx" style:country-asian="none" style:font-name-complex="Times New Roman" style:language-complex="ar" style:country-complex="SA"/>
    </style:style>
    <style:style style:name="T37" style:family="text">
      <style:text-properties fo:language="en" fo:country="US" officeooo:rsid="016c5e03" style:font-name-asian="Times New Roman" style:language-asian="zxx" style:country-asian="none" style:font-name-complex="Times New Roman" style:language-complex="ar" style:country-complex="SA"/>
    </style:style>
    <style:style style:name="T38" style:family="text">
      <style:text-properties officeooo:rsid="016c5e03"/>
    </style:style>
    <style:style style:name="T39" style:family="text">
      <style:text-properties officeooo:rsid="01508368"/>
    </style:style>
    <style:style style:name="T40" style:family="text">
      <style:text-properties fo:color="#000000" loext:opacity="100%" fo:font-size="9pt" fo:language="en" fo:country="US" officeooo:rsid="016c5e0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1" style:family="text">
      <style:text-properties fo:color="#000000" loext:opacity="100%" fo:font-size="9pt" fo:language="en" fo:country="US" officeooo:rsid="013e8be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2" style:family="text">
      <style:text-properties fo:color="#000000" loext:opacity="100%" fo:font-size="9pt" fo:language="en" fo:country="US" officeooo:rsid="013db564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3" style:family="text">
      <style:text-properties fo:color="#000000" loext:opacity="100%" fo:font-size="9pt" fo:language="en" fo:country="US" officeooo:rsid="0182e9c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4" style:family="text">
      <style:text-properties fo:color="#000000" loext:opacity="100%" fo:font-size="9pt" fo:language="en" fo:country="US" officeooo:rsid="01574900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5" style:family="text">
      <style:text-properties fo:color="#000000" loext:opacity="100%" fo:font-size="9pt" fo:language="en" fo:country="US" officeooo:rsid="014a082f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46" style:family="text">
      <style:text-properties officeooo:rsid="011f83a9"/>
    </style:style>
    <style:style style:name="T47" style:family="text">
      <style:text-properties officeooo:rsid="0163594c"/>
    </style:style>
    <style:style style:name="T48" style:family="text">
      <style:text-properties officeooo:rsid="01530e75"/>
    </style:style>
    <style:style style:name="T49" style:family="text">
      <style:text-properties officeooo:rsid="013f3f46"/>
    </style:style>
    <style:style style:name="T50" style:family="text">
      <style:text-properties officeooo:rsid="014c222f"/>
    </style:style>
    <style:style style:name="T51" style:family="text">
      <style:text-properties officeooo:rsid="014cd8db"/>
    </style:style>
    <style:style style:name="T52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4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5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6" style:family="text">
      <style:text-properties fo:color="#000000" loext:opacity="100%" fo:font-size="9pt" officeooo:rsid="015f1651" style:font-size-asian="9pt" style:font-size-complex="9pt"/>
    </style:style>
    <style:style style:name="T57" style:family="text">
      <style:text-properties fo:color="#000000" loext:opacity="100%" fo:font-size="9pt" officeooo:rsid="014658f8" style:font-size-asian="9pt" style:font-size-complex="9pt"/>
    </style:style>
    <style:style style:name="T58" style:family="text">
      <style:text-properties fo:color="#000000" loext:opacity="100%" fo:font-size="9pt" officeooo:rsid="0140798a" style:font-size-asian="9pt" style:font-size-complex="9pt"/>
    </style:style>
    <style:style style:name="T59" style:family="text">
      <style:text-properties fo:color="#000000" loext:opacity="100%" fo:font-size="9pt" officeooo:rsid="0141beae" style:font-size-asian="9pt" style:font-size-complex="9pt"/>
    </style:style>
    <style:style style:name="T60" style:family="text">
      <style:text-properties fo:color="#000000" loext:opacity="100%" fo:font-size="9pt" officeooo:rsid="016c7796" style:font-size-asian="9pt" style:font-size-complex="9pt"/>
    </style:style>
    <style:style style:name="T61" style:family="text">
      <style:text-properties fo:color="#000000" loext:opacity="100%" fo:font-size="9pt" style:font-size-asian="9pt" style:font-size-complex="9pt"/>
    </style:style>
    <style:style style:name="T62" style:family="text">
      <style:text-properties fo:color="#000000" loext:opacity="100%" fo:font-size="9pt" officeooo:rsid="015f49f2" style:font-size-asian="9pt" style:font-size-complex="9pt"/>
    </style:style>
    <style:style style:name="T63" style:family="text">
      <style:text-properties officeooo:rsid="0182e9c6"/>
    </style:style>
    <style:style style:name="T64" style:family="text">
      <style:text-properties officeooo:rsid="015f49f2"/>
    </style:style>
    <style:style style:name="T65" style:family="text">
      <style:text-properties officeooo:rsid="016c7796"/>
    </style:style>
    <style:style style:name="T66" style:family="text">
      <style:text-properties fo:language="en" fo:country="US" fo:font-style="normal" fo:font-weight="bold" officeooo:rsid="0159289b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7" style:family="text">
      <style:text-properties fo:language="en" fo:country="US" fo:font-style="normal" fo:font-weight="bold" officeooo:rsid="00f53aaf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8" style:family="text">
      <style:text-properties fo:language="en" fo:country="US" fo:font-style="normal" fo:font-weight="bold" officeooo:rsid="010a34ac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69" style:family="text">
      <style:text-properties fo:language="en" fo:country="US" fo:font-style="normal" fo:font-weight="bold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0" style:family="text">
      <style:text-properties fo:language="en" fo:country="US" fo:font-style="normal" fo:font-weight="bold" officeooo:rsid="00ef4ad3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71" style:family="text">
      <style:text-properties fo:language="en" fo:country="US" fo:font-style="normal" fo:font-weight="normal" officeooo:rsid="00f53aaf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2" style:family="text">
      <style:text-properties fo:language="en" fo:country="US" fo:font-style="normal" fo:font-weight="normal" officeooo:rsid="016c779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3" style:family="text">
      <style:text-properties officeooo:rsid="0178c600"/>
    </style:style>
    <style:style style:name="T74" style:family="text">
      <style:text-properties officeooo:rsid="015cb31b"/>
    </style:style>
    <style:style style:name="T75" style:family="text">
      <style:text-properties fo:color="#000000" loext:opacity="100%" fo:font-size="9pt" fo:language="en" fo:country="US" officeooo:rsid="0146d0d8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6" style:family="text">
      <style:text-properties fo:color="#000000" loext:opacity="100%" fo:font-size="9pt" fo:language="en" fo:country="US" officeooo: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7" style:family="text">
      <style:text-properties fo:color="#000000" loext:opacity="100%" fo:font-size="9pt" fo:language="en" fo:country="US" officeooo:rsid="01593d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8" style:family="text">
      <style:text-properties fo:color="#000000" loext:opacity="100%" fo:font-size="9pt" fo:language="en" fo:country="US" officeooo:rsid="00f88af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79" style:family="text">
      <style:text-properties fo:color="#000000" loext:opacity="100%" fo:font-size="9pt" fo:language="en" fo:country="US" officeooo:rsid="01043e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0" style:family="text">
      <style:text-properties fo:color="#000000" loext:opacity="100%" fo:font-size="9pt" fo:language="en" fo:country="US" officeooo:rsid="01191621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81" style:family="text">
      <style:text-properties fo:color="#000000" loext:opacity="100%" fo:font-size="9pt" fo:language="en" fo:country="US" fo:font-weight="normal" officeooo:rsid="00f88afe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2" style:family="text">
      <style:text-properties fo:color="#000000" loext:opacity="100%" fo:font-size="9pt" fo:font-weight="normal" officeooo:rsid="011e68a8" style:font-size-asian="9pt" style:font-weight-asian="normal" style:font-size-complex="9pt" style:font-weight-complex="normal"/>
    </style:style>
    <style:style style:name="T83" style:family="text">
      <style:text-properties fo:color="#000000" loext:opacity="100%" fo:font-size="9pt" fo:font-weight="normal" officeooo:rsid="00dbd22b" style:font-size-asian="9pt" style:font-weight-asian="normal" style:font-size-complex="9pt" style:font-weight-complex="normal"/>
    </style:style>
    <style:style style:name="T84" style:family="text">
      <style:text-properties fo:color="#000000" loext:opacity="100%" fo:font-size="9pt" fo:font-weight="normal" officeooo:rsid="015faa37" style:font-size-asian="9pt" style:font-weight-asian="normal" style:font-size-complex="9pt" style:font-weight-complex="normal"/>
    </style:style>
    <style:style style:name="T85" style:family="text">
      <style:text-properties fo:color="#000000" loext:opacity="100%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6" style:family="text">
      <style:text-properties fo:color="#000000" loext:opacity="100%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7" style:family="text">
      <style:text-properties fo:color="#000000" loext:opacity="100%" fo:font-size="9pt" fo:language="en" fo:country="US" fo:font-weight="normal" officeooo:rsid="015faa37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8" style:family="text">
      <style:text-properties fo:color="#000000" loext:opacity="100%" fo:font-size="9pt" fo:font-weight="normal" officeooo:rsid="0178c18e" style:font-size-asian="9pt" style:font-weight-asian="normal" style:font-size-complex="9pt" style:font-weight-complex="normal"/>
    </style:style>
    <style:style style:name="T89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90" style:family="text">
      <style:text-properties fo:color="#000000" loext:opacity="100%" fo:font-size="9pt" fo:font-weight="normal" officeooo:rsid="0153f49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, </text:span><text:span text:style-name="T3">FL</text:span><text:span text:style-name="T2"> </text:span>| <text:span text:style-name="Internet_20_link"><text:span text:style-name="T4">✉️ </text:span></text:span><text:a xlink:type="simple" xlink:href="mailto:bruce.ingalls@gmail.com" text:style-name="Internet_20_link" text:visited-style-name="Visited_20_Internet_20_Link"><text:span text:style-name="Internet_20_link"><text:span text:style-name="T5">bruce.ingalls </text:span></text:span><text:span text:style-name="Internet_20_link"><text:span text:style-name="T6">@</text:span></text:span><text:span text:style-name="Internet_20_link"><text:span text:style-name="T5"> gmail</text:span></text:span></text:a><text:span text:style-name="T5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7"><text:s/></text:span><text:a xlink:type="simple" xlink:href="https://bingalls.github.io/" text:style-name="Internet_20_link" text:visited-style-name="Visited_20_Internet_20_Link"><text:span text:style-name="T8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9">S</text:span></text:span><text:span text:style-name="Internet_20_link"><text:span text:style-name="T10">UMMARY</text:span></text:span><text:span text:style-name="Internet_20_link"><text:span text:style-name="T9"><text:tab/></text:span></text:span><text:span text:style-name="Internet_20_link"><text:span text:style-name="T11">Full Stack Engineer for over 10 years</text:span></text:span></text:h>
      <text:h text:style-name="P3" text:outline-level="4"><text:span text:style-name="T12">S</text:span><text:span text:style-name="T13">kills over </text:span><text:span text:style-name="T14">10 years </text:span><text:span text:style-name="T12">&amp; recent</text:span></text:h>
      <text:p text:style-name="P4">⭐️ ⭐️<text:tab/><text:span text:style-name="T15">Bootstrap; CSS; SASS; Tailwind</text:span><text:span text:style-name="T16">CSS</text:span></text:p>
      <text:p text:style-name="P4">⭐️ ⭐️<text:tab/><text:span text:style-name="T17">JavaScrip</text:span><text:span text:style-name="T18">t; </text:span><text:span text:style-name="T15">jQuery; TypeScript</text:span><text:span text:style-name="T18">;</text:span><text:span text:style-name="T19"> Node.js</text:span></text:p>
      <text:p text:style-name="P5">⭐️ ⭐️<text:tab/><text:span text:style-name="T15">Linux system admin; </text:span><text:span text:style-name="T16">Bash; </text:span><text:span text:style-name="T20">CI/CD; </text:span><text:span text:style-name="T16">Git</text:span></text:p>
      <text:p text:style-name="P6">⭐️ ⭐️<text:tab/><text:span text:style-name="T15">My</text:span><text:span text:style-name="T21">S</text:span><text:span text:style-name="T18">QL; </text:span><text:span text:style-name="T22">Redis</text:span></text:p>
      <text:p text:style-name="P7"><text:span text:style-name="T23">⭐️ ⭐️<text:tab/></text:span>PHP <text:span text:style-name="T24">&amp; </text:span><text:span text:style-name="T25">Laravel</text:span></text:p>
      <text:h text:style-name="P8" text:outline-level="4"><text:span text:style-name="T26">S</text:span><text:span text:style-name="T27">kills under</text:span> 10 years <text:span text:style-name="T26">or less recent</text:span></text:h>
      <text:p text:style-name="P9">⭐️<text:span text:style-name="T17"><text:tab/></text:span><text:span text:style-name="T16">Alpine; Livewire; React; Vue</text:span></text:p>
      <text:p text:style-name="P10">⭐️<text:span text:style-name="T17"><text:tab/></text:span><text:span text:style-name="T16">Amazon AWS; Azure; </text:span><text:span text:style-name="T28">Docker; </text:span><text:span text:style-name="T20">Terraform; Vagrant</text:span></text:p>
      <text:p text:style-name="P5">⭐️<text:span text:style-name="T17"><text:tab/></text:span><text:span text:style-name="T16">C; C++; C#; Dot Net; </text:span><text:span text:style-name="T22">Java</text:span></text:p>
      <text:p text:style-name="P4">⭐️<text:span text:style-name="T17"><text:tab/></text:span><text:span text:style-name="T20">DBA; MongoDB; MSSQL, Oracle, SQL Server, etc</text:span></text:p>
      <text:p text:style-name="P4">⭐️<text:span text:style-name="T17"><text:tab/></text:span><text:span text:style-name="T20">Testing: Playwright; MSW; Selenium; </text:span><text:span text:style-name="T22">*Unit</text:span></text:p>
      <text:p text:style-name="P11"><text:span text:style-name="T29"/></text:p>
      <text:h text:style-name="P12" text:outline-level="2">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4"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4"><text:span text:style-name="T30">Laravel PHP, </text:span><text:span text:style-name="T31">B</text:span><text:span text:style-name="T32">ootstrap </text:span><text:span text:style-name="T33">for ISP billing website</text:span></text:p>
          </table:table-cell>
        </table:table-row>
      </table:table>
      <text:list text:style-name="L1">
        <text:list-item>
          <text:p text:style-name="P15"><text:span text:style-name="T34">Came</text:span><text:span text:style-name="T35"> to resolve</text:span><text:span text:style-name="T36"> &gt;20 sec load times to &lt; 6 sec, </text:span><text:span text:style-name="T37">critical to customer satisfaction.</text:span></text:p>
        </text:list-item>
        <text:list-item>
          <text:p text:style-name="P16">Innovated self-service with User eXperience tactics <text:span text:style-name="T38">&amp;</text:span><text:span text:style-name="T39"> Playwright </text:span><text:span text:style-name="T38">tests. Reduced support calls.</text:span></text:p>
        </text:list-item>
        <text:list-item>
          <text:p text:style-name="P17"><text:span text:style-name="T40">Resolved years of failed API </text:span><text:span text:style-name="T41">upgrade</text:span><text:span text:style-name="T40">s.</text:span><text:span text:style-name="T42"> Improved </text:span><text:span text:style-name="T43">speed &amp; </text:span><text:span text:style-name="T42">security as a side-effect</text:span></text:p>
        </text:list-item>
        <text:list-item>
          <text:p text:style-name="P18"><text:span text:style-name="T40">Explained &amp;</text:span><text:span text:style-name="T44"> replace</text:span><text:span text:style-name="T40">d</text:span><text:span text:style-name="T45"> PDF-</text:span><text:span text:style-name="T44">lib</text:span><text:span text:style-name="T45"> </text:span><text:span text:style-name="T44">with modern</text:span><text:span text:style-name="T45"> CSS </text:span><text:span text:style-name="T40">for speed &amp; maintenance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4"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9"><text:span text:style-name="T30">Laravel/PHP, </text:span><text:span text:style-name="T46">AWS, </text:span><text:span text:style-name="T47">C#, Java, </text:span><text:span text:style-name="T48">JavaScript, </text:span><text:span text:style-name="T49">MongoDB, </text:span><text:span text:style-name="T48">Node.js, </text:span><text:span text:style-name="T49">React, </text:span><text:span text:style-name="T50">Redis, </text:span><text:span text:style-name="T51">Terraform, </text:span><text:span text:style-name="T49">Vue</text:span></text:p>
          </table:table-cell>
        </table:table-row>
      </table:table>
      <text:p text:style-name="P20"><text:span text:style-name="T52">Clients:<text:tab/> <text:s text:c="4"/></text:span><text:span text:style-name="T53">Pearson, Consumer Reports, Helix</text:span><text:span text:style-name="T54">, Play Sports Live, </text:span><text:span text:style-name="T55">Katherine Gibbs School</text:span></text:p>
      <text:p text:style-name="P20"><text:span text:style-name="T56">Industries:</text:span><text:span text:style-name="T57"> <text:s text:c="2"/></text:span><text:span text:style-name="T58">E-commerce, </text:span><text:span text:style-name="T57">Finance, </text:span><text:span text:style-name="T58">Media </text:span><text:span text:style-name="T57">&amp;</text:span><text:span text:style-name="T58"> </text:span><text:span text:style-name="T59">Product Lifecycle Management</text:span></text:p>
      <text:list text:style-name="L2">
        <text:list-item>
          <text:p text:style-name="P21"><text:span text:style-name="T60">As </text:span><text:span text:style-name="T61">team lead, </text:span><text:span text:style-name="T60">kickstarted</text:span><text:span text:style-name="T61"> Agile; issue tracking; git-flow;</text:span><text:span text:style-name="T58"> C</text:span><text:span text:style-name="T62">I/CD tests; deployments</text:span></text:p>
        </text:list-item>
        <text:list-item>
          <text:p text:style-name="P22"><text:span text:style-name="T63">National</text:span> magazine <text:span text:style-name="T64">site overhaul: UX &amp; code </text:span><text:span text:style-name="T65">&amp; cache </text:span><text:span text:style-name="T64">performance </text:span><text:span text:style-name="T65">for server load &amp; customer delight.</text:span></text:p>
        </text:list-item>
        <text:list-item>
          <text:p text:style-name="P23"><text:span text:style-name="T66">T</text:span><text:span text:style-name="T67">ripl</text:span><text:span text:style-name="T68">e</text:span><text:span text:style-name="T69">d</text:span><text:span text:style-name="T70"> testing </text:span><text:span text:style-name="T67">speeds</text:span><text:span text:style-name="T71"> </text:span><text:span text:style-name="T72">on critical path to code delivery</text:span></text:p>
        </text:list-item>
        <text:list-item>
          <text:p text:style-name="P24">Delivered <text:span text:style-name="T64">distributed </text:span>online game with snappy UX on tight schedule</text:p>
        </text:list-item>
        <text:list-item>
          <text:p text:style-name="P25"><text:span text:style-name="T64">T</text:span><text:span text:style-name="T73">rained</text:span><text:span text:style-name="T64"> IT classes </text:span><text:span text:style-name="T63">such as</text:span> computer security</text:p>
        </text:list-item>
        <text:list-item>
          <text:p text:style-name="P26">Rapid <text:span text:style-name="T63">DevX </text:span>onboarding <text:span text:style-name="T63">via</text:span> Docker &amp; documentation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3" text:outline-level="4"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7">PHP, jQuery, Web Services <text:span text:style-name="T74">for national food delivery e-commerce</text:span></text:p>
          </table:table-cell>
        </table:table-row>
      </table:table>
      <text:list text:style-name="L3">
        <text:list-item>
          <text:p text:style-name="P28"><text:span text:style-name="T75">PCI/DSS </text:span><text:span text:style-name="T43">E-commerce payment gateway compliance</text:span></text:p>
        </text:list-item>
        <text:list-item>
          <text:p text:style-name="P28"><text:span text:style-name="T76">A</text:span><text:span text:style-name="T77">dopt</text:span><text:span text:style-name="T76">ed</text:span><text:span text:style-name="T77"> </text:span><text:span text:style-name="T78">responsive </text:span><text:span text:style-name="T76">CSS before Mobile device market was recognized</text:span></text:p>
        </text:list-item>
        <text:list-item>
          <text:p text:style-name="P28"><text:span text:style-name="T79">D</text:span><text:span text:style-name="T78">atabase</text:span><text:span text:style-name="T80"> </text:span><text:span text:style-name="T75">optimization</text:span><text:span text:style-name="T78">. </text:span><text:span text:style-name="T81">ReST API</text:span><text:span text:style-name="T78">s</text:span><text:span text:style-name="T79">:</text:span><text:span text:style-name="T78"> StrikeIron</text:span><text:span text:style-name="T79">,</text:span><text:span text:style-name="T78"> </text:span><text:span text:style-name="T79">N</text:span><text:span text:style-name="T76">OAA, </text:span><text:span text:style-name="T78">Authorize</text:span><text:span text:style-name="T79">.net </text:span><text:span text:style-name="T76">card </text:span><text:span text:style-name="T77">payment </text:span><text:span text:style-name="T76">gateway</text:span></text:p>
        </text:list-item>
      </text:list>
      <text:h text:style-name="P29" text:outline-level="2">EDUCATION</text:h>
      <text:p text:style-name="P30">Rochester Institute Of Technology<text:span text:style-name="T17"><text:tab/>Computer Science</text:span></text:p>
      <text:p text:style-name="P30">State University Of New Paltz<text:span text:style-name="T17"><text:tab/>B.S. Electrical Engineering</text:span></text:p>
      <text:p text:style-name="P31"/>
      <text:p text:style-name="P32"><text:span text:style-name="T29">Open Source</text:span><text:span text:style-name="T82"><text:tab/>Ubuntu's</text:span><text:span text:style-name="T83"> JDK </text:span><text:span text:style-name="T84">package</text:span><text:span text:style-name="T83">;</text:span><text:span text:style-name="T85"> </text:span><text:span text:style-name="T86">GN</text:span><text:span text:style-name="T85">U/</text:span><text:span text:style-name="T87">Linux code</text:span><text:span text:style-name="T85">;</text:span><text:span text:style-name="T86"> Log4PHP drive</text:span><text:span text:style-name="T29">r</text:span></text:p>
      <text:p text:style-name="P32"><text:bookmark-start text:name="__DdeLink__430_678728385"/><text:span text:style-name="T88">B</text:span><text:bookmark-end text:name="__DdeLink__430_678728385"/><text:span text:style-name="T88">ilingual</text:span><text:span text:style-name="T89"> </text:span><text:span text:style-name="T88">English, </text:span><text:span text:style-name="T89">German, French. </text:span><text:span text:style-name="T88">Certified</text:span><text:span text:style-name="T89"> </text:span><text:span text:style-name="T90">CompTIA Security+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5-10T20:12:24.470047000</dc:date>
    <meta:editing-cycles>423</meta:editing-cycles>
    <meta:editing-duration>P2DT13H33M56S</meta:editing-duration>
    <meta:generator>LibreOffice/25.2.3.2$MacOSX_AARCH64 LibreOffice_project/bbb074479178df812d175f709636b368952c2ce3</meta:generator>
    <meta:print-date>2025-05-09T20:19:59.262154000</meta:print-date>
    <meta:printed-by>PDF files</meta:printed-by>
    <meta:document-statistic meta:table-count="3" meta:image-count="1" meta:object-count="0" meta:page-count="1" meta:paragraph-count="41" meta:word-count="350" meta:character-count="2251" meta:non-whitespace-character-count="1931"/>
    <meta:user-defined meta:name="Info 1"/>
    <meta:user-defined meta:name="Info 2"/>
    <meta:user-defined meta:name="Info 3"/>
    <meta:user-defined meta:name="Info 4"/>
  </office:meta>
</office:document-meta>
</file>